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stTests.testInlineList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Tests.testRelOperatorsBetween0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istTests.testRelOperatorsBetween0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Tests.testConstantRepresentation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istTests.testInlineListAndNes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stTests.testInlineListCreation0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Tests.testInlineListAndProjectionSe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istTests.testInlineListCreation0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Tests.testInlineListCreation0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Tests.testRelOperatorsBetween0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Tests.testSetConstruction0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Tests.testInlineListCreation0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Tests.testInlineListCreation0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Tests.checkConstantList( String expressionText , boolean expectedToBeConsta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ListTests.testRelOperatorsIs0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Tests.testRelOperatorsBetweenErrors0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Tests.testInlineListCreation0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Tests.testInlineListWri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stTests.testRelOperatorsBetween0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